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736in" table:align="margins"/>
    </style:style>
    <style:style style:name="Table1.A" style:family="table-column">
      <style:table-column-properties style:column-width="1.8868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rsid="0013e470" officeooo:paragraph-rsid="0013e470"/>
    </style:style>
    <style:style style:name="P2" style:family="paragraph" style:parent-style-name="Standard">
      <style:text-properties fo:font-size="13pt" fo:font-weight="bold" officeooo:rsid="0010e0e7" officeooo:paragraph-rsid="0010e0e7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29eff" officeooo:paragraph-rsid="00129eff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36279" officeooo:paragraph-rsid="00136279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3e470" officeooo:paragraph-rsid="0013e470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normal" officeooo:rsid="0010e0e7" officeooo:paragraph-rsid="0010e0e7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1">
      <style:text-properties fo:font-size="13pt" fo:font-weight="normal" officeooo:rsid="0010e0e7" officeooo:paragraph-rsid="0010e0e7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2">
      <style:text-properties fo:font-size="13pt" fo:font-weight="normal" officeooo:rsid="0010e0e7" officeooo:paragraph-rsid="0010e0e7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2">
      <style:text-properties fo:font-size="13pt" fo:font-weight="normal" officeooo:rsid="00129eff" officeooo:paragraph-rsid="00129eff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129eff" officeooo:paragraph-rsid="00129eff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136279" officeooo:paragraph-rsid="00136279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3">
      <style:text-properties fo:font-size="13pt" fo:font-weight="normal" officeooo:rsid="00136279" officeooo:paragraph-rsid="00136279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4">
      <style:text-properties fo:font-size="13pt" fo:font-weight="normal" officeooo:rsid="00136279" officeooo:paragraph-rsid="00136279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13e470" officeooo:paragraph-rsid="0013e470" style:font-size-asian="11.3500003814697pt" style:font-weight-asian="normal" style:font-size-complex="13pt" style:font-weight-complex="normal"/>
    </style:style>
    <style:style style:name="P15" style:family="paragraph" style:parent-style-name="Table_20_Contents">
      <style:text-properties fo:font-size="13pt" officeooo:rsid="00129eff" officeooo:paragraph-rsid="00129eff" style:font-size-asian="11.3500003814697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fo:font-weight="bold" officeooo:rsid="00129eff" officeooo:paragraph-rsid="00129eff" style:font-size-asian="11.3500003814697pt" style:font-weight-asian="bold" style:font-size-complex="13pt" style:font-weight-complex="bold"/>
    </style:style>
    <style:style style:name="T1" style:family="text">
      <style:text-properties style:text-underline-style="solid" style:text-underline-width="auto" style:text-underline-color="font-color" fo:background-color="#ffff00" loext:char-shading-value="0"/>
    </style:style>
    <style:style style:name="T2" style:family="text">
      <style:text-properties officeooo:rsid="00136279"/>
    </style:style>
    <style:style style:name="T3" style:family="text">
      <style:text-properties officeooo:rsid="0013e4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-15, No - 4 </text:p>
      <text:p text:style-name="P2">Vocabulary</text:p>
      <text:p text:style-name="P6">1. niece</text:p>
      <text:p text:style-name="P6">2. widow</text:p>
      <text:p text:style-name="P6">3. ant</text:p>
      <text:p text:style-name="P6">4. colleague</text:p>
      <text:p text:style-name="P6">5. brother in law</text:p>
      <text:p text:style-name="P6">6. cousin</text:p>
      <text:p text:style-name="P6">7. neighbour</text:p>
      <text:p text:style-name="P6">8. acquaintance</text:p>
      <text:p text:style-name="P6"/>
      <text:p text:style-name="P2">P-19, No – 7</text:p>
      <text:p text:style-name="P2">Adverb of Frequency </text:p>
      <text:p text:style-name="P6">They <text:span text:style-name="T1">always</text:span> like the city lights</text:p>
      <text:p text:style-name="P6">They <text:span text:style-name="T1">usually</text:span> go to see the sights</text:p>
      <text:p text:style-name="P6">They <text:span text:style-name="T1">often</text:span> go to see Big Ben</text:p>
      <text:p text:style-name="P6">They <text:span text:style-name="T1">quiet often</text:span> visit ‘Number Ten’</text:p>
      <text:p text:style-name="P6">They <text:span text:style-name="T1">sometimes</text:span> take a photo there</text:p>
      <text:p text:style-name="P6">They <text:span text:style-name="T1">rarely</text:span> miss Trafalgar Square</text:p>
      <text:p text:style-name="P6">The action <text:span text:style-name="T1">hardly ever</text:span> stops</text:p>
      <text:p text:style-name="P6">They <text:span text:style-name="T1">never</text:span> want to miss the shops.</text:p>
      <text:p text:style-name="P6"/>
      <text:p text:style-name="P2">P-25, No 5</text:p>
      <text:p text:style-name="P2">Vocabulary</text:p>
      <text:list xml:id="list871859073" text:style-name="L1">
        <text:list-item>
          <text:p text:style-name="P7">made of</text:p>
        </text:list-item>
        <text:list-item>
          <text:p text:style-name="P7">covered with</text:p>
        </text:list-item>
        <text:list-item>
          <text:p text:style-name="P7">used for</text:p>
        </text:list-item>
        <text:list-item>
          <text:p text:style-name="P7">used as</text:p>
        </text:list-item>
        <text:list-item>
          <text:p text:style-name="P7">looks like</text:p>
        </text:list-item>
        <text:list-item>
          <text:p text:style-name="P7">made of</text:p>
        </text:list-item>
        <text:list-item>
          <text:p text:style-name="P7">kind of</text:p>
        </text:list-item>
      </text:list>
      <text:p text:style-name="P2"/>
      <text:p text:style-name="P2">P-27, No 9</text:p>
      <text:p text:style-name="P2">Used to</text:p>
      <text:list xml:id="list979845064" text:style-name="L2">
        <text:list-item>
          <text:p text:style-name="P8">used to take</text:p>
        </text:list-item>
        <text:list-item>
          <text:p text:style-name="P8">(used to not possible)</text:p>
        </text:list-item>
        <text:list-item>
          <text:p text:style-name="P9">didn’t use to speak</text:p>
        </text:list-item>
        <text:list-item>
          <text:p text:style-name="P9">(used to not possible)</text:p>
        </text:list-item>
        <text:list-item>
          <text:p text:style-name="P9">use<text:span text:style-name="T2">d</text:span> to fancy</text:p>
        </text:list-item>
        <text:list-item>
          <text:p text:style-name="P9">(used to not possible)</text:p>
        </text:list-item>
      </text:list>
      <text:p text:style-name="P10"/>
      <text:p text:style-name="P10"/>
      <text:p text:style-name="P10"/>
      <text:p text:style-name="P10"/>
      <text:p text:style-name="P10"/>
      <text:p text:style-name="P3">P-29, </text:p>
      <text:p text:style-name="P3">Present Perfect and Past Simple</text:p>
      <text:p text:style-name="P3">No - 8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Past Simple</text:p>
          </table:table-cell>
          <table:table-cell table:style-name="Table1.B1" office:value-type="string">
            <text:p text:style-name="P16">Present Perfect</text:p>
          </table:table-cell>
        </table:table-row>
        <table:table-row>
          <table:table-cell table:style-name="Table1.A2" office:value-type="string">
            <text:p text:style-name="P15">yesterday</text:p>
          </table:table-cell>
          <table:table-cell table:style-name="Table1.B2" office:value-type="string">
            <text:p text:style-name="P15">today</text:p>
          </table:table-cell>
        </table:table-row>
        <table:table-row>
          <table:table-cell table:style-name="Table1.A2" office:value-type="string">
            <text:p text:style-name="P15">didn’t</text:p>
          </table:table-cell>
          <table:table-cell table:style-name="Table1.B2" office:value-type="string">
            <text:p text:style-name="P15">this week</text:p>
          </table:table-cell>
        </table:table-row>
        <table:table-row>
          <table:table-cell table:style-name="Table1.A2" office:value-type="string">
            <text:p text:style-name="P15">last year</text:p>
          </table:table-cell>
          <table:table-cell table:style-name="Table1.B2" office:value-type="string">
            <text:p text:style-name="P15">Have</text:p>
          </table:table-cell>
        </table:table-row>
        <table:table-row>
          <table:table-cell table:style-name="Table1.A2" office:value-type="string">
            <text:p text:style-name="P15">visited</text:p>
          </table:table-cell>
          <table:table-cell table:style-name="Table1.B2" office:value-type="string">
            <text:p text:style-name="P15">once in my life</text:p>
          </table:table-cell>
        </table:table-row>
        <table:table-row>
          <table:table-cell table:style-name="Table1.A2" office:value-type="string">
            <text:p text:style-name="P15">did</text:p>
          </table:table-cell>
          <table:table-cell table:style-name="Table1.B2" office:value-type="string">
            <text:p text:style-name="P15">have</text:p>
          </table:table-cell>
        </table:table-row>
      </table:table>
      <text:p text:style-name="P3"/>
      <text:p text:style-name="P3">No – 10</text:p>
      <text:p text:style-name="P10">1. have had (P.P)</text:p>
      <text:p text:style-name="P10">2. have had (P.P)</text:p>
      <text:p text:style-name="P10">3. did not achieve (P.S)</text:p>
      <text:p text:style-name="P10">4. haven’t achieve (P.P)</text:p>
      <text:p text:style-name="P10"/>
      <text:p text:style-name="P3">P-33, No 3</text:p>
      <text:p text:style-name="P3">Education Vocabulary</text:p>
      <text:p text:style-name="P10">1. department</text:p>
      <text:p text:style-name="P10">2. faculty</text:p>
      <text:p text:style-name="P10">3. college</text:p>
      <text:p text:style-name="P10">4. classes</text:p>
      <text:p text:style-name="P10">5. school</text:p>
      <text:p text:style-name="P10">6. professor</text:p>
      <text:p text:style-name="P10">7. teacher</text:p>
      <text:p text:style-name="P10">8. school</text:p>
      <text:p text:style-name="P10"/>
      <text:p text:style-name="P3">P-35</text:p>
      <text:p text:style-name="P3">Used to, No 1</text:p>
      <text:p text:style-name="P10">1. used to live</text:p>
      <text:p text:style-name="P10">2. -</text:p>
      <text:p text:style-name="P10">3. -</text:p>
      <text:p text:style-name="P10">4. -</text:p>
      <text:p text:style-name="P10">5. used to get</text:p>
      <text:p text:style-name="P10">6. did n’t used to be</text:p>
      <text:p text:style-name="P10">7. used to have</text:p>
      <text:p text:style-name="P10">8. -</text:p>
      <text:p text:style-name="P10">9. use to want</text:p>
      <text:p text:style-name="P11"/>
      <text:p text:style-name="P4"><text:soft-page-break/>P – 35</text:p>
      <text:p text:style-name="P4">Present Perfect and Past Simple, No 2</text:p>
      <text:p text:style-name="P11">1. have seen</text:p>
      <text:p text:style-name="P11">2. went</text:p>
      <text:p text:style-name="P11">3. haven’t go</text:p>
      <text:p text:style-name="P11">4. bought</text:p>
      <text:p text:style-name="P11">5. phoned</text:p>
      <text:p text:style-name="P11">6. Has, phoned</text:p>
      <text:p text:style-name="P11">7. Have, bought</text:p>
      <text:p text:style-name="P11">8. Did, go</text:p>
      <text:p text:style-name="P11">9. did not have</text:p>
      <text:p text:style-name="P11">10. has not give</text:p>
      <text:p text:style-name="P4"/>
      <text:p text:style-name="P4">Phrasal Verbs, No 3</text:p>
      <text:p text:style-name="P11">1. No, I made it up.</text:p>
      <text:p text:style-name="P11">2. I’ve put them away (d)</text:p>
      <text:p text:style-name="P11">3. I’ll turn the heating up. (b)</text:p>
      <text:p text:style-name="P11">4. I’ll turn off them. (f)</text:p>
      <text:p text:style-name="P11">5. You should put your coat on. (e)</text:p>
      <text:p text:style-name="P11">6. Why don’t you take them off. (c)</text:p>
      <text:p text:style-name="P4"/>
      <text:p text:style-name="P4">Education Vocabulary, No 6</text:p>
      <text:list xml:id="list2813151998" text:style-name="L3">
        <text:list-item>
          <text:p text:style-name="P12">further</text:p>
        </text:list-item>
        <text:list-item>
          <text:p text:style-name="P12">department</text:p>
        </text:list-item>
        <text:list-item>
          <text:p text:style-name="P12">playground</text:p>
        </text:list-item>
        <text:list-item>
          <text:p text:style-name="P12">evening</text:p>
        </text:list-item>
        <text:list-item>
          <text:p text:style-name="P12">secondary</text:p>
        </text:list-item>
        <text:list-item>
          <text:p text:style-name="P12">lectures</text:p>
        </text:list-item>
        <text:list-item>
          <text:p text:style-name="P12">maths</text:p>
        </text:list-item>
        <text:list-item>
          <text:p text:style-name="P12">faculty</text:p>
        </text:list-item>
        <text:list-item>
          <text:p text:style-name="P12">break</text:p>
        </text:list-item>
        <text:list-item>
          <text:p text:style-name="P12">arts</text:p>
        </text:list-item>
        <text:list-item>
          <text:p text:style-name="P12">degree</text:p>
        </text:list-item>
        <text:list-item>
          <text:p text:style-name="P12">professor</text:p>
        </text:list-item>
      </text:list>
      <text:p text:style-name="P11"/>
      <text:p text:style-name="P4">Vocabulary Music, No 4</text:p>
      <text:list xml:id="list2632355507" text:style-name="L4">
        <text:list-item>
          <text:p text:style-name="P13">solo</text:p>
        </text:list-item>
        <text:list-item>
          <text:p text:style-name="P13">symphony</text:p>
        </text:list-item>
        <text:list-item>
          <text:p text:style-name="P13">track</text:p>
        </text:list-item>
        <text:list-item>
          <text:p text:style-name="P13">conduct</text:p>
        </text:list-item>
        <text:list-item>
          <text:p text:style-name="P13">autograph</text:p>
        </text:list-item>
        <text:list-item>
          <text:p text:style-name="P13">venue</text:p>
        </text:list-item>
      </text:list>
      <text:p text:style-name="P11"/>
      <text:p text:style-name="P11"/>
      <text:p text:style-name="P11"/>
      <text:p text:style-name="P4">P – 45</text:p>
      <text:p text:style-name="P4">Defining Relative Caluses, No 4</text:p>
      <text:p text:style-name="P11">1. It’s a story about a poor boy who falls in love with a rich girl.</text:p>
      <text:p text:style-name="P11">2. The<text:span text:style-name="T3">y’re on the ship that is crossing the Atlantic.</text:span></text:p>
      <text:p text:style-name="P14">3. He mmets a woman who can see the future.</text:p>
      <text:p text:style-name="P14">4. They say he will never marry the girl who he loves.</text:p>
      <text:p text:style-name="P14"/>
      <text:p text:style-name="P5">Vocabulary , No 6</text:p>
      <text:p text:style-name="P14">1. How</text:p>
      <text:p text:style-name="P14">2. no to keen on</text:p>
      <text:p text:style-name="P14">3. absolutely adore</text:p>
      <text:p text:style-name="P14">4. can stand</text:p>
      <text:p text:style-name="P14">5. don’t mind</text:p>
      <text:p text:style-name="P5"/>
      <text:p text:style-name="P5">Films , No 7</text:p>
      <text:p text:style-name="P14">1. Romance</text:p>
      <text:p text:style-name="P14">2. Science Fiction</text:p>
      <text:p text:style-name="P14">3. Fantasy</text:p>
      <text:p text:style-name="P14">4. Musical</text:p>
      <text:p text:style-name="P14">5. Action</text:p>
      <text:p text:style-name="P14">6. Drama</text:p>
      <text:p text:style-name="P14">7. Comedy</text:p>
      <text:p text:style-name="P14"/>
      <text:p text:style-name="P11"/>
      <text:list xml:id="list153114177645630" text:continue-list="list2813151998" text:style-name="L3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3e470" officeooo:paragraph-rsid="0013e47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>
          <style:column style:rel-width="4538*" fo:start-indent="0in" fo:end-indent="0in"/>
          <style:column style:rel-width="543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Thura Lin Htut - <text:s/>github.com/empiretylh/Computer-Science-Study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4:43:26.956989296</meta:creation-date>
    <dc:date>2023-03-07T15:31:12.233002792</dc:date>
    <meta:editing-duration>PT5M38S</meta:editing-duration>
    <meta:editing-cycles>1</meta:editing-cycles>
    <meta:document-statistic meta:table-count="1" meta:image-count="0" meta:object-count="0" meta:page-count="2" meta:paragraph-count="138" meta:word-count="465" meta:character-count="2136" meta:non-whitespace-character-count="1832"/>
    <meta:generator>LibreOffice/7.3.7.2$Linux_X86_64 LibreOffice_project/30$Build-2</meta:generator>
  </office:meta>
</office:document-meta>
</file>